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color="#000000" draw:fill="gradient" draw:textarea-vertical-align="middle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48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49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66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69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0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41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1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8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5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6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8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2" draw:text-style-name="P24" draw:layer="layout" draw:type="line" svg:x1="17.206cm" svg:y1="5.247cm" svg:x2="17.206cm" svg:y2="15.974cm" draw:start-shape="id29" draw:start-glue-point="2" draw:end-shape="id30" draw:end-glue-point="0" svg:d="M17206 5247v10727" svg:viewBox="0 0 1 10728">
          <text:p/>
        </draw:connector>
        <draw:line draw:style-name="gr3" draw:text-style-name="P5" draw:layer="layout" svg:x1="14.881cm" svg:y1="3.334cm" svg:x2="14.885cm" svg:y2="17.837cm">
          <text:p/>
        </draw:line>
        <draw:custom-shape draw:style-name="gr83" draw:text-style-name="P20" xml:id="id31" draw:id="id31" draw:layer="layout" svg:width="3.251cm" svg:height="1.473cm" svg:x="2.877cm" svg:y="3.7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0" xml:id="id33" draw:id="id33" draw:layer="layout" svg:width="3.251cm" svg:height="1.473cm" svg:x="6.877cm" svg:y="3.7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7" draw:layer="layout" svg:width="1.937cm" svg:height="0.642cm" svg:x="7.4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draw:layer="layout" svg:width="1.912cm" svg:height="0.642cm" svg:x="20.2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37" draw:id="id37" draw:layer="layout" svg:width="3.251cm" svg:height="1.473cm" svg:x="23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</text:span></text:p>
            </text:list-item>
            <text:list-item>
              <text:p text:style-name="P22"><text:span text:style-name="T6">(</text:span><text:span text:style-name="T7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32" draw:id="id32" draw:layer="layout" svg:width="3.251cm" svg:height="1.473cm" svg:x="2.877cm" svg:y="15.9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  <text:list-item>
              <text:p text:style-name="P3"><text:span text:style-name="T6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34" draw:id="id34" draw:layer="layout" svg:width="3.251cm" svg:height="1.473cm" svg:x="6.877cm" svg:y="15.9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source Server</text:span></text:p>
            </text:list-item>
            <text:list-item>
              <text:p text:style-name="P3"><text:span text:style-name="T6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xml:id="id38" draw:id="id38" draw:layer="layout" svg:width="3.251cm" svg:height="1.473cm" svg:x="23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</text:span></text:p>
            </text:list-item>
            <text:list-item>
              <text:p text:style-name="P3"><text:span text:style-name="T6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draw:layer="layout" draw:type="line" svg:x1="4.502cm" svg:y1="5.245cm" svg:x2="4.502cm" svg:y2="15.972cm" draw:start-shape="id31" draw:start-glue-point="2" draw:end-shape="id32" draw:end-glue-point="0" svg:d="M4502 5245v10727" svg:viewBox="0 0 1 10728">
          <text:p/>
        </draw:connector>
        <draw:connector draw:style-name="gr72" draw:text-style-name="P24" draw:layer="layout" draw:type="line" svg:x1="8.502cm" svg:y1="5.245cm" svg:x2="8.502cm" svg:y2="15.972cm" draw:start-shape="id33" draw:start-glue-point="2" draw:end-shape="id34" draw:end-glue-point="0" svg:d="M8502 5245v10727" svg:viewBox="0 0 1 10728">
          <text:p/>
        </draw:connector>
        <draw:connector draw:style-name="gr72" draw:text-style-name="P24" draw:layer="layout" draw:type="line" svg:x1="21.206cm" svg:y1="5.247cm" svg:x2="21.206cm" svg:y2="15.974cm" draw:start-shape="id35" draw:start-glue-point="2" draw:end-shape="id36" draw:end-glue-point="0" svg:d="M21206 5247v10727" svg:viewBox="0 0 1 10728">
          <text:p/>
        </draw:connector>
        <draw:connector draw:style-name="gr72" draw:text-style-name="P24" draw:layer="layout" draw:type="line" svg:x1="25.206cm" svg:y1="5.247cm" svg:x2="25.206cm" svg:y2="15.974cm" draw:start-shape="id37" draw:start-glue-point="2" draw:end-shape="id38" draw:end-glue-point="0" svg:d="M25206 5247v10727" svg:viewBox="0 0 1 10728">
          <text:p/>
        </draw:connector>
        <draw:connector draw:style-name="gr73" draw:text-style-name="P24" draw:layer="layout" draw:type="line" svg:x1="25.206cm" svg:y1="6.15cm" svg:x2="21.193cm" svg:y2="6.15cm" svg:d="M25206 6150h-4013" svg:viewBox="0 0 4014 1">
          <text:p/>
        </draw:connector>
        <draw:connector draw:style-name="gr73" draw:text-style-name="P24" draw:layer="layout" draw:type="line" svg:x1="21.221cm" svg:y1="6.994cm" svg:x2="4.482cm" svg:y2="6.994cm" svg:d="M21221 6994h-16739" svg:viewBox="0 0 16740 1">
          <text:p/>
        </draw:connector>
        <draw:connector draw:style-name="gr74" draw:text-style-name="P24" draw:layer="layout" draw:type="line" svg:x1="4.505cm" svg:y1="9.063cm" svg:x2="17.23cm" svg:y2="9.063cm" svg:d="M4505 9063h12725" svg:viewBox="0 0 12726 1">
          <text:p/>
        </draw:connector>
        <draw:connector draw:style-name="gr73" draw:text-style-name="P24" draw:layer="layout" draw:type="line" svg:x1="21.205cm" svg:y1="12.356cm" svg:x2="4.502cm" svg:y2="12.358cm" svg:d="M21205 12356l-16703 2" svg:viewBox="0 0 16704 3">
          <text:p/>
        </draw:connector>
        <draw:connector draw:style-name="gr75" draw:text-style-name="P24" draw:layer="layout" draw:type="line" svg:x1="4.505cm" svg:y1="13.401cm" svg:x2="21.244cm" svg:y2="13.401cm" svg:d="M4505 13401h16739" svg:viewBox="0 0 16740 1">
          <text:p/>
        </draw:connector>
        <draw:custom-shape draw:style-name="gr91" draw:text-style-name="P27" draw:layer="layout" svg:width="3.745cm" svg:height="0.642cm" svg:x="21.204cm" svg:y="5.528cm">
          <text:list text:style-name="L1">
            <text:list-header>
              <text:p text:style-name="P26"><text:span text:style-name="T8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16.601cm" svg:height="0.642cm" svg:x="4.476cm" svg:y="8.372cm">
          <text:list text:style-name="L1">
            <text:list-header>
              <text:p text:style-name="P26"><text:span text:style-name="T8">4. Send email to RqP with link to RqP Client (callback uri with authorization code + state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1.193cm" svg:y1="14.494cm" svg:x2="8.518cm" svg:y2="14.494cm" svg:d="M21193 14494h-12675" svg:viewBox="0 0 12676 1">
          <text:p/>
        </draw:connector>
        <draw:connector draw:style-name="gr74" draw:text-style-name="P24" draw:layer="layout" draw:type="line" svg:x1="8.518cm" svg:y1="15.57cm" svg:x2="21.243cm" svg:y2="15.57cm" svg:d="M8518 15570h12725" svg:viewBox="0 0 12726 1">
          <text:p/>
        </draw:connector>
        <draw:custom-shape draw:style-name="gr93" draw:text-style-name="P27" draw:layer="layout" svg:width="7.504cm" svg:height="0.642cm" svg:x="4.502cm" svg:y="12.711cm">
          <text:list text:style-name="L1">
            <text:list-header>
              <text:p text:style-name="P26"><text:span text:style-name="T8">8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7" draw:layer="layout" svg:width="5.933cm" svg:height="0.642cm" svg:x="8.497cm" svg:y="14.92cm">
          <text:list text:style-name="L1">
            <text:list-header>
              <text:p text:style-name="P26"><text:span text:style-name="T8">10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3" xml:id="id29" draw:id="id29" draw:layer="layout" svg:width="3.251cm" svg:height="1.473cm" svg:x="15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xml:id="id30" draw:id="id30" draw:layer="layout" svg:width="3.251cm" svg:height="1.473cm" svg:x="15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E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5" xml:id="id35" draw:id="id35" draw:layer="layout" svg:width="3.251cm" svg:height="1.473cm" svg:x="19.581cm" svg:y="3.7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UMA</text:span></text:p>
            </text:list-header>
            <text:list-item>
              <text:p text:style-name="P22"><text:span text:style-name="T6">Requesting Party Client</text:span></text:p>
            </text:list-item>
            <text:list-item>
              <text:p text:style-name="P22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0" xml:id="id36" draw:id="id36" draw:layer="layout" svg:width="3.251cm" svg:height="1.473cm" svg:x="19.581cm" svg:y="15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Requesting Party Client</text:span></text:p>
            </text:list-item>
            <text:list-item>
              <text:p text:style-name="P3"><text:span text:style-name="T6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7" draw:layer="layout" svg:width="12.508cm" svg:height="1.023cm" svg:x="8.541cm" svg:y="5.972cm">
          <text:list text:style-name="L1">
            <text:list-header>
              <text:p text:style-name="P26"><text:span text:style-name="T8">2. Create authorization code</text:span></text:p>
            </text:list-header>
            <text:list-item>
              <text:p text:style-name="P26"><text:span text:style-name="T8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0" draw:text-style-name="P24" draw:layer="layout" draw:type="line" svg:x1="25.222cm" svg:y1="10.043cm" svg:x2="17.231cm" svg:y2="10.043cm" svg:d="M25222 10043h-7991" svg:viewBox="0 0 7992 1">
          <text:p/>
        </draw:connector>
        <draw:custom-shape draw:style-name="gr101" draw:text-style-name="P27" draw:layer="layout" svg:width="4.083cm" svg:height="0.642cm" svg:x="17.23cm" svg:y="9.381cm">
          <text:list text:style-name="L1">
            <text:list-header>
              <text:p text:style-name="P26"><text:span text:style-name="T8">5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2" draw:text-style-name="P24" draw:layer="layout" draw:type="line" svg:x1="17.231cm" svg:y1="11.236cm" svg:x2="21.193cm" svg:y2="11.236cm" svg:d="M17231 11236h3962" svg:viewBox="0 0 3963 1">
          <text:p/>
        </draw:connector>
        <draw:custom-shape draw:style-name="gr103" draw:text-style-name="P27" draw:layer="layout" svg:width="6.954cm" svg:height="1.023cm" svg:x="17.224cm" svg:y="10.177cm">
          <text:list text:style-name="L1">
            <text:list-header>
              <text:p text:style-name="P26"><text:span text:style-name="T8">6. RqP Client loads callback uri with</text:span></text:p>
            </text:list-header>
            <text:list-item>
              <text:p text:style-name="P26"><text:span text:style-name="T8"><text:s/></text:span><text:span text:style-name="T8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27" draw:layer="layout" svg:width="7.411cm" svg:height="0.642cm" svg:x="13.762cm" svg:y="13.859cm">
          <text:list text:style-name="L1">
            <text:list-header>
              <text:p text:style-name="P28"><text:span text:style-name="T8">9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7" draw:layer="layout" svg:width="9.798cm" svg:height="0.642cm" svg:x="11.458cm" svg:y="11.72cm">
          <text:list text:style-name="L1">
            <text:list-header>
              <text:p text:style-name="P28"><text:span text:style-name="T8">7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6" draw:text-style-name="P24" draw:layer="layout" draw:type="line" svg:x1="4.472cm" svg:y1="7.988cm" svg:x2="21.211cm" svg:y2="7.988cm" svg:d="M4472 7988h16739" svg:viewBox="0 0 16740 1">
          <text:p/>
        </draw:connector>
        <draw:custom-shape draw:style-name="gr107" draw:text-style-name="P27" draw:layer="layout" svg:width="4.469cm" svg:height="0.642cm" svg:x="4.451cm" svg:y="7.32cm">
          <text:list text:style-name="L1">
            <text:list-header>
              <text:p text:style-name="P26"><text:span text:style-name="T8">3. Return 201 Crea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8" draw:text-style-name="P30" xml:id="id50" draw:id="id5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1" xml:id="id39" draw:id="id39" draw:layer="layout" svg:width="4.758cm" svg:height="1.535cm" svg:x="13.548cm" svg:y="4.704cm">
          <text:list text:style-name="L1">
            <text:list-header>
              <text:p text:style-name="P29"><text:span text:style-name="T2">Email Application</text:span></text:p>
            </text:list-header>
            <text:list-item>
              <text:p text:style-name="P29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39" draw:start-glue-point="2" draw:end-shape="id40" draw:end-glue-point="0" svg:d="M15927 6239l4 1546" svg:viewBox="0 0 5 1547">
          <text:p/>
        </draw:connector>
        <draw:custom-shape draw:style-name="gr110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30" xml:id="id47" draw:id="id4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Authorization Code</text:span></text:p>
            </text:list-header>
            <text:list-item>
              <text:p text:style-name="P29"><text:span text:style-name="T2">Grant</text:span></text:p>
            </text:list-item>
            <text:list-item>
              <text:p text:style-name="P29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0" xml:id="id40" draw:id="id4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olicy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0" xml:id="id43" draw:id="id4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ion API</text:span></text:p>
            </text:list-header>
            <text:list-item>
              <text:p text:style-name="P29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1" xml:id="id41" draw:id="id41" draw:layer="layout" svg:width="4.758cm" svg:height="1.535cm" svg:x="13.548cm" svg:y="1.704cm">
          <text:list text:style-name="L1">
            <text:list-header>
              <text:p text:style-name="P29"><text:span text:style-name="T2">Sender</text:span></text:p>
            </text:list-header>
            <text:list-item>
              <text:p text:style-name="P29"><text:span text:style-name="T9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41" draw:start-glue-point="2" draw:end-shape="id39" draw:end-glue-point="0" svg:d="M15927 3239v1465" svg:viewBox="0 0 1 1466">
          <text:p/>
        </draw:connector>
        <draw:custom-shape draw:style-name="gr115" draw:text-style-name="P7" draw:layer="layout" svg:width="1.133cm" svg:height="0.642cm" svg:x="15.9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0" xml:id="id44" draw:id="id44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UMA Mailbox</text:span></text:p>
            </text:list-header>
            <text:list-item>
              <text:p text:style-name="P29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0" xml:id="id46" draw:id="id46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Protected Resource</text:span></text:p>
            </text:list-header>
            <text:list-item>
              <text:p text:style-name="P29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0" xml:id="id42" draw:id="id42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Manage API</text:span></text:p>
            </text:list-header>
            <text:list-item>
              <text:p text:style-name="P29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4" draw:layer="layout" svg:x1="13.548cm" svg:y1="5.471cm" svg:x2="4.731cm" svg:y2="7.785cm" draw:start-shape="id39" draw:start-glue-point="3" draw:end-shape="id42" draw:end-glue-point="0" svg:d="M13548 5471h-8817v2314" svg:viewBox="0 0 8818 2315">
          <text:p/>
        </draw:connector>
        <draw:custom-shape draw:style-name="gr120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svg:x1="10.667cm" svg:y1="10.133cm" svg:x2="7.525cm" svg:y2="10.133cm" draw:start-shape="id43" draw:start-glue-point="3" draw:end-shape="id44" draw:end-glue-point="1" svg:d="M10667 10133h-3142" svg:viewBox="0 0 3143 1">
          <text:p/>
        </draw:connector>
        <draw:custom-shape draw:style-name="gr121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1" xml:id="id45" draw:id="id45" draw:layer="layout" svg:width="4.758cm" svg:height="1.535cm" svg:x="13.548cm" svg:y="14.004cm">
          <text:list text:style-name="L1">
            <text:list-header>
              <text:p text:style-name="P29"><text:span text:style-name="T2">Mail Retrieval Agent</text:span></text:p>
            </text:list-header>
            <text:list-item>
              <text:p text:style-name="P29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1" xml:id="id48" draw:id="id48" draw:layer="layout" svg:width="4.758cm" svg:height="1.535cm" svg:x="13.548cm" svg:y="17.004cm">
          <text:list text:style-name="L1">
            <text:list-header>
              <text:p text:style-name="P29"><text:span text:style-name="T2">Recipient</text:span></text:p>
            </text:list-header>
            <text:list-item>
              <text:p text:style-name="P29"><text:span text:style-name="T9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24" draw:layer="layout" svg:x1="13.548cm" svg:y1="14.771cm" svg:x2="4.731cm" svg:y2="12.513cm" draw:start-shape="id45" draw:start-glue-point="3" draw:end-shape="id46" draw:end-glue-point="2" svg:d="M13548 14771h-8817v-2258" svg:viewBox="0 0 8818 2259">
          <text:p/>
        </draw:connector>
        <draw:custom-shape draw:style-name="gr124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draw:type="line" svg:x1="15.927cm" svg:y1="14.004cm" svg:x2="15.931cm" svg:y2="12.481cm" draw:start-shape="id45" draw:start-glue-point="0" draw:end-shape="id47" draw:end-glue-point="2" svg:d="M15927 14004l4-1523" svg:viewBox="0 0 5 1524">
          <text:p/>
        </draw:connector>
        <draw:custom-shape draw:style-name="gr125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9" draw:text-style-name="P24" draw:layer="layout" draw:type="line" svg:x1="15.927cm" svg:y1="17.004cm" svg:x2="15.927cm" svg:y2="15.539cm" draw:start-shape="id48" draw:start-glue-point="0" draw:end-shape="id45" draw:end-glue-point="2" svg:d="M15927 17004v-1465" svg:viewBox="0 0 1 1466">
          <text:p/>
        </draw:connector>
        <draw:custom-shape draw:style-name="gr126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xml:id="id49" draw:id="id49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9"><text:span text:style-name="T2">Email Service</text:span></text:p>
            </text:list-header>
            <text:list-item>
              <text:p text:style-name="P29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8" draw:text-style-name="P24" draw:layer="layout" svg:x1="25.15cm" svg:y1="11.16cm" svg:x2="18.306cm" svg:y2="14.771cm" draw:start-shape="id49" draw:start-glue-point="2" draw:end-shape="id45" draw:end-glue-point="1" svg:d="M25150 11160v3611h-6844" svg:viewBox="0 0 6845 3612">
          <text:p/>
        </draw:connector>
        <draw:custom-shape draw:style-name="gr129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1" draw:text-style-name="P24" draw:layer="layout" draw:type="line" svg:x1="18.306cm" svg:y1="10.133cm" svg:x2="22.356cm" svg:y2="10.133cm" draw:start-shape="id50" draw:start-glue-point="1" draw:end-shape="id49" draw:end-glue-point="3" svg:d="M18306 10133h4050" svg:viewBox="0 0 4051 1">
          <text:p/>
        </draw:connector>
      </draw:page>
      <draw:page draw:name="page7" draw:style-name="dp1" draw:master-page-name="Default">
        <draw:custom-shape draw:style-name="gr132" draw:text-style-name="P34" xml:id="id58" draw:id="id58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7" xml:id="id59" draw:id="id5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xml:id="id60" draw:id="id60" draw:layer="layout" svg:width="3.251cm" svg:height="1.473cm" svg:x="16.956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5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8" xml:id="id51" draw:id="id5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1" xml:id="id62" draw:id="id62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2" xml:id="id64" draw:id="id64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3" xml:id="id56" draw:id="id5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4" xml:id="id55" draw:id="id55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4" xml:id="id61" draw:id="id6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9" draw:layer="layout" draw:type="line" svg:x1="18.602cm" svg:y1="10.047cm" svg:x2="18.602cm" svg:y2="11.204cm" draw:start-shape="id51" draw:start-glue-point="2" draw:end-shape="id52" draw:end-glue-point="0" svg:d="M18602 10047v1157" svg:viewBox="0 0 1 1158">
          <text:p/>
        </draw:connector>
        <draw:custom-shape draw:style-name="gr143" draw:text-style-name="P43" xml:id="id54" draw:id="id5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5" xml:id="id52" draw:id="id5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4" xml:id="id57" draw:id="id57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6" xml:id="id53" draw:id="id53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53" draw:start-glue-point="8" draw:end-shape="id5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5" draw:start-glue-point="0" draw:end-shape="id56" draw:end-glue-point="2" svg:d="M6502 15004v-2265" svg:viewBox="0 0 1 2266">
          <text:p/>
        </draw:connector>
        <draw:connector draw:style-name="gr147" draw:text-style-name="P9" draw:layer="layout" draw:type="line" svg:x1="23.301cm" svg:y1="15.004cm" svg:x2="23.301cm" svg:y2="12.739cm" draw:start-shape="id57" draw:start-glue-point="0" draw:end-shape="id54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58" draw:start-glue-point="2" draw:end-shape="id59" draw:end-glue-point="0" svg:d="M11202 7442v1128" svg:viewBox="0 0 1 1129">
          <text:p/>
        </draw:connector>
        <draw:connector draw:style-name="gr142" draw:text-style-name="P9" draw:layer="layout" svg:x1="18.582cm" svg:y1="7.442cm" svg:x2="18.602cm" svg:y2="8.574cm" draw:start-shape="id60" draw:start-glue-point="2" draw:end-shape="id51" draw:end-glue-point="0" svg:d="M18582 7442v565h20v567" svg:viewBox="0 0 21 1133">
          <text:p/>
        </draw:connector>
        <draw:connector draw:style-name="gr49" draw:text-style-name="P9" draw:layer="layout" draw:line-skew="-0.264cm" svg:x1="11.202cm" svg:y1="5.969cm" svg:x2="18.582cm" svg:y2="5.969cm" draw:start-shape="id58" draw:start-glue-point="0" draw:end-shape="id60" draw:end-glue-point="0" svg:d="M11202 5969v-778h7380v778" svg:viewBox="0 0 7381 779">
          <text:p/>
        </draw:connector>
        <draw:connector draw:style-name="gr148" draw:text-style-name="P10" draw:layer="layout" svg:x1="11.202cm" svg:y1="10.043cm" svg:x2="11.202cm" svg:y2="11.204cm" draw:start-shape="id59" draw:start-glue-point="2" draw:end-shape="id61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61" draw:start-glue-point="3" draw:end-shape="id56" draw:end-glue-point="1" svg:d="M9577 11971h-1449" svg:viewBox="0 0 1450 1">
          <text:p/>
        </draw:connector>
        <draw:connector draw:style-name="gr142" draw:text-style-name="P9" draw:layer="layout" draw:type="line" svg:x1="20.228cm" svg:y1="11.971cm" svg:x2="21.676cm" svg:y2="11.971cm" draw:start-shape="id52" draw:start-glue-point="1" draw:end-shape="id54" draw:end-glue-point="3" svg:d="M20228 11971h1448" svg:viewBox="0 0 1449 1">
          <text:p/>
        </draw:connector>
        <draw:custom-shape draw:style-name="gr150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9" draw:layer="layout" draw:line-skew="0.195cm" svg:x1="7.318cm" svg:y1="12.733cm" svg:x2="18.602cm" svg:y2="12.739cm" draw:start-shape="id56" draw:start-glue-point="5" draw:end-shape="id52" draw:end-glue-point="2" svg:d="M7318 12733v713h11284v-707" svg:viewBox="0 0 11285 714">
          <text:p/>
        </draw:connector>
        <draw:custom-shape draw:style-name="gr164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5" draw:text-style-name="P24" draw:layer="layout" svg:x1="6.502cm" svg:y1="11.204cm" svg:x2="6.502cm" svg:y2="7.445cm" draw:start-shape="id56" draw:start-glue-point="0" draw:end-shape="id62" draw:end-glue-point="2" svg:d="M6502 11204v-3759" svg:viewBox="0 0 1 3760">
          <text:p/>
        </draw:connector>
        <draw:connector draw:style-name="gr166" draw:text-style-name="P24" draw:layer="layout" svg:x1="8.128cm" svg:y1="6.708cm" svg:x2="9.577cm" svg:y2="6.705cm" draw:start-shape="id62" draw:start-glue-point="1" draw:end-shape="id58" draw:end-glue-point="3" svg:d="M8128 6708h724v-3h725" svg:viewBox="0 0 1450 4">
          <text:p/>
        </draw:connector>
        <draw:custom-shape draw:style-name="gr167" draw:text-style-name="P46" xml:id="id63" draw:id="id63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3" draw:start-glue-point="8" svg:d="M4027 11966l844 5" svg:viewBox="0 0 845 6">
          <text:p/>
        </draw:connector>
        <draw:connector draw:style-name="gr168" draw:text-style-name="P24" draw:layer="layout" svg:x1="21.676cm" svg:y1="6.708cm" svg:x2="20.208cm" svg:y2="6.705cm" draw:start-shape="id64" draw:start-glue-point="3" draw:end-shape="id60" draw:end-glue-point="1" svg:d="M21676 6708h-734v-3h-734" svg:viewBox="0 0 1469 4">
          <text:p/>
        </draw:connector>
        <draw:connector draw:style-name="gr169" draw:text-style-name="P24" draw:layer="layout" svg:x1="23.301cm" svg:y1="11.204cm" svg:x2="23.301cm" svg:y2="7.445cm" draw:start-shape="id54" draw:start-glue-point="0" draw:end-shape="id64" draw:end-glue-point="2" svg:d="M23301 11204v-3759" svg:viewBox="0 0 1 3760">
          <text:p/>
        </draw:connector>
        <draw:custom-shape draw:style-name="gr170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54" draw:start-glue-point="5" draw:end-shape="id61" draw:end-glue-point="2" svg:d="M22512 12739v1850h-11310v-1850" svg:viewBox="0 0 11311 1851">
          <text:p/>
        </draw:connector>
        <draw:custom-shape draw:style-name="gr172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0" draw:layer="layout" svg:width="1.408cm" svg:height="0.642cm" svg:x="6.475cm" svg:y="8.97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5" draw:text-style-name="P34" xml:id="id72" draw:id="id72" draw:layer="layout" svg:width="3.251cm" svg:height="1.473cm" svg:x="9.577cm" svg:y="5.969cm">
          <text:list text:style-name="L1">
            <text:list-header>
              <text:p text:style-name="P32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7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3" xml:id="id74" draw:id="id74" draw:layer="layout" svg:width="3.251cm" svg:height="1.473cm" svg:x="16.956cm" svg:y="5.969cm">
          <text:list text:style-name="L1">
            <text:list-header>
              <text:p text:style-name="P52"><text:span text:style-name="T16">MTA</text:span></text:p>
            </text:list-header>
            <text:list-item>
              <text:p text:style-name="P52"><text:span text:style-name="T1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8" draw:text-style-name="P40" draw:layer="layout" svg:width="4.007cm" svg:height="1.023cm" svg:x="14.917cm" svg:y="4.154cm">
          <text:list text:style-name="L1">
            <text:list-header>
              <text:p text:style-name="P39"><text:span text:style-name="T2">SMTP push</text:span></text:p>
            </text:list-header>
            <text:list-item>
              <text:p text:style-name="P39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4" xml:id="id65" draw:id="id6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1" xml:id="id76" draw:id="id76" draw:layer="layout" svg:width="3.251cm" svg:height="1.473cm" svg:x="4.877cm" svg:y="5.972cm">
          <text:list text:style-name="L1">
            <text:list-header>
              <text:p text:style-name="P33"><text:span text:style-name="T5">UMA/AS</text:span></text:p>
            </text:list-header>
            <text:list-item>
              <text:p text:style-name="P3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78" draw:id="id78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3" xml:id="id70" draw:id="id7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4" xml:id="id69" draw:id="id69" draw:layer="layout" svg:width="3.251cm" svg:height="1.535cm" svg:x="4.877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4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type="line" svg:x1="18.602cm" svg:y1="10.047cm" svg:x2="18.602cm" svg:y2="11.204cm" draw:start-shape="id65" draw:start-glue-point="2" draw:end-shape="id66" draw:end-glue-point="0" svg:d="M18602 10047v1157" svg:viewBox="0 0 1 1158">
          <text:p/>
        </draw:connector>
        <draw:custom-shape draw:style-name="gr185" draw:text-style-name="P55" xml:id="id68" draw:id="id6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6" xml:id="id66" draw:id="id6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7" xml:id="id71" draw:id="id71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7" xml:id="id67" draw:id="id67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25.775cm" svg:y1="11.974cm" svg:x2="24.927cm" svg:y2="11.971cm" draw:start-shape="id67" draw:start-glue-point="8" draw:end-shape="id6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69" draw:start-glue-point="0" draw:end-shape="id70" draw:end-glue-point="2" svg:d="M6502 15004v-2265" svg:viewBox="0 0 1 2266">
          <text:p/>
        </draw:connector>
        <draw:connector draw:style-name="gr190" draw:text-style-name="P9" draw:layer="layout" draw:type="line" svg:x1="23.301cm" svg:y1="15.004cm" svg:x2="23.301cm" svg:y2="12.739cm" draw:start-shape="id71" draw:start-glue-point="0" draw:end-shape="id68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72" draw:start-glue-point="2" draw:end-shape="id73" draw:end-glue-point="0" svg:d="M11202 7442v1128" svg:viewBox="0 0 1 1129">
          <text:p/>
        </draw:connector>
        <draw:connector draw:style-name="gr149" draw:text-style-name="P9" draw:layer="layout" svg:x1="18.582cm" svg:y1="7.442cm" svg:x2="18.602cm" svg:y2="8.574cm" draw:start-shape="id74" draw:start-glue-point="2" draw:end-shape="id65" draw:end-glue-point="0" svg:d="M18582 7442v565h20v567" svg:viewBox="0 0 21 1133">
          <text:p/>
        </draw:connector>
        <draw:connector draw:style-name="gr49" draw:text-style-name="P9" draw:layer="layout" draw:line-skew="-0.264cm" svg:x1="11.202cm" svg:y1="5.969cm" svg:x2="18.582cm" svg:y2="5.969cm" draw:start-shape="id72" draw:start-glue-point="0" draw:end-shape="id74" draw:end-glue-point="0" svg:d="M11202 5969v-778h7380v778" svg:viewBox="0 0 7381 779">
          <text:p/>
        </draw:connector>
        <draw:connector draw:style-name="gr148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75" draw:start-glue-point="3" draw:end-shape="id70" draw:end-glue-point="1" svg:d="M9577 11971h-1449" svg:viewBox="0 0 1450 1">
          <text:p/>
        </draw:connector>
        <draw:connector draw:style-name="gr149" draw:text-style-name="P9" draw:layer="layout" draw:type="line" svg:x1="20.228cm" svg:y1="11.971cm" svg:x2="21.676cm" svg:y2="11.971cm" draw:start-shape="id66" draw:start-glue-point="1" draw:end-shape="id68" draw:end-glue-point="3" svg:d="M20228 11971h1448" svg:viewBox="0 0 1449 1">
          <text:p/>
        </draw:connector>
        <draw:custom-shape draw:style-name="gr191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40" draw:layer="layout" svg:width="1.497cm" svg:height="0.642cm" svg:x="8.099cm" svg:y="6.087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0" draw:layer="layout" svg:width="1.408cm" svg:height="0.642cm" svg:x="6.479cm" svg:y="13.6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0" draw:layer="layout" svg:width="3.093cm" svg:height="0.642cm" svg:x="4.932cm" svg:y="16.935cm">
          <text:list text:style-name="L1">
            <text:list-header>
              <text:p text:style-name="P3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9" draw:layer="layout" draw:line-skew="0.195cm" svg:x1="7.318cm" svg:y1="12.733cm" svg:x2="18.602cm" svg:y2="12.739cm" draw:start-shape="id70" draw:start-glue-point="5" draw:end-shape="id66" draw:end-glue-point="2" svg:d="M7318 12733v713h11284v-707" svg:viewBox="0 0 11285 714">
          <text:p/>
        </draw:connector>
        <draw:custom-shape draw:style-name="gr205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5" draw:text-style-name="P24" draw:layer="layout" svg:x1="6.502cm" svg:y1="11.204cm" svg:x2="6.502cm" svg:y2="7.445cm" draw:start-shape="id70" draw:start-glue-point="0" draw:end-shape="id76" draw:end-glue-point="2" svg:d="M6502 11204v-3759" svg:viewBox="0 0 1 3760">
          <text:p/>
        </draw:connector>
        <draw:connector draw:style-name="gr166" draw:text-style-name="P24" draw:layer="layout" svg:x1="8.128cm" svg:y1="6.708cm" svg:x2="9.577cm" svg:y2="6.705cm" draw:start-shape="id76" draw:start-glue-point="1" draw:end-shape="id72" draw:end-glue-point="3" svg:d="M8128 6708h724v-3h725" svg:viewBox="0 0 1450 4">
          <text:p/>
        </draw:connector>
        <draw:custom-shape draw:style-name="gr206" draw:text-style-name="P46" xml:id="id77" draw:id="id77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77" draw:start-glue-point="8" svg:d="M4027 11966l844 5" svg:viewBox="0 0 845 6">
          <text:p/>
        </draw:connector>
        <draw:connector draw:style-name="gr168" draw:text-style-name="P24" draw:layer="layout" svg:x1="21.676cm" svg:y1="6.708cm" svg:x2="20.208cm" svg:y2="6.705cm" draw:start-shape="id78" draw:start-glue-point="3" draw:end-shape="id74" draw:end-glue-point="1" svg:d="M21676 6708h-734v-3h-734" svg:viewBox="0 0 1469 4">
          <text:p/>
        </draw:connector>
        <draw:connector draw:style-name="gr169" draw:text-style-name="P24" draw:layer="layout" svg:x1="23.301cm" svg:y1="11.204cm" svg:x2="23.301cm" svg:y2="7.445cm" draw:start-shape="id68" draw:start-glue-point="0" draw:end-shape="id78" draw:end-glue-point="2" svg:d="M23301 11204v-3759" svg:viewBox="0 0 1 3760">
          <text:p/>
        </draw:connector>
        <draw:custom-shape draw:style-name="gr207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68" draw:start-glue-point="5" draw:end-shape="id75" draw:end-glue-point="2" svg:d="M22512 12739v1850h-11310v-1850" svg:viewBox="0 0 11311 1851">
          <text:p/>
        </draw:connector>
        <draw:custom-shape draw:style-name="gr208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0" draw:layer="layout" svg:width="1.408cm" svg:height="0.642cm" svg:x="6.476cm" svg:y="8.978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0" draw:layer="layout" svg:width="1.408cm" svg:height="0.642cm" svg:x="23.303cm" svg:y="8.972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1" draw:text-style-name="P37" xml:id="id86" draw:id="id86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7" xml:id="id87" draw:id="id8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xml:id="id88" draw:id="id88" draw:layer="layout" svg:width="3.251cm" svg:height="1.473cm" svg:x="16.956cm" svg:y="5.969cm">
          <text:list text:style-name="L1">
            <text:list-header>
              <text:p text:style-name="P33"><text:span text:style-name="T5">MTA</text:span></text:p>
            </text:list-header>
            <text:list-item>
              <text:p text:style-name="P33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4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38" xml:id="id79" draw:id="id7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3"><text:span text:style-name="T5">Email/MBX</text:span></text:p>
            </text:list-header>
            <text:list-item>
              <text:p text:style-name="P33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42" xml:id="id90" draw:id="id90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2" xml:id="id92" draw:id="id92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55" xml:id="id84" draw:id="id8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3">(Resource Server</text:span><text:span text:style-name="T11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7" xml:id="id83" draw:id="id83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4" xml:id="id89" draw:id="id8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2" draw:text-style-name="P9" draw:layer="layout" draw:type="line" svg:x1="18.602cm" svg:y1="10.047cm" svg:x2="18.602cm" svg:y2="11.204cm" draw:start-shape="id79" draw:start-glue-point="2" draw:end-shape="id80" draw:end-glue-point="0" svg:d="M18602 10047v1157" svg:viewBox="0 0 1 1158">
          <text:p/>
        </draw:connector>
        <draw:custom-shape draw:style-name="gr221" draw:text-style-name="P55" xml:id="id82" draw:id="id8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5"><text:span text:style-name="T10">UMA/MBX</text:span></text:p>
            </text:list-header>
            <text:list-item>
              <text:p text:style-name="P35"><text:span text:style-name="T11">UMA Mailbox</text:span></text:p>
            </text:list-item>
            <text:list-item>
              <text:p text:style-name="P35"><text:span text:style-name="T11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5" xml:id="id80" draw:id="id8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7" xml:id="id85" draw:id="id85" draw:layer="layout" svg:width="3.251cm" svg:height="1.535cm" svg:x="21.676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57" xml:id="id81" draw:id="id81" draw:layer="layout" svg:width="1.932cm" svg:height="1.889cm" svg:x="25.775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25.775cm" svg:y1="11.974cm" svg:x2="24.927cm" svg:y2="11.971cm" draw:start-shape="id81" draw:start-glue-point="8" draw:end-shape="id82" draw:end-glue-point="1" svg:d="M25775 11974l-848-3" svg:viewBox="0 0 849 4">
          <text:p/>
        </draw:connector>
        <draw:connector draw:style-name="gr225" draw:text-style-name="P9" draw:layer="layout" draw:type="line" svg:x1="6.502cm" svg:y1="15.004cm" svg:x2="6.502cm" svg:y2="12.739cm" draw:start-shape="id83" draw:start-glue-point="0" draw:end-shape="id84" draw:end-glue-point="2" svg:d="M6502 15004v-2265" svg:viewBox="0 0 1 2266">
          <text:p/>
        </draw:connector>
        <draw:connector draw:style-name="gr190" draw:text-style-name="P9" draw:layer="layout" draw:type="line" svg:x1="23.301cm" svg:y1="15.004cm" svg:x2="23.301cm" svg:y2="12.739cm" draw:start-shape="id85" draw:start-glue-point="0" draw:end-shape="id82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86" draw:start-glue-point="2" draw:end-shape="id87" draw:end-glue-point="0" svg:d="M11202 7442v1128" svg:viewBox="0 0 1 1129">
          <text:p/>
        </draw:connector>
        <draw:connector draw:style-name="gr142" draw:text-style-name="P9" draw:layer="layout" svg:x1="18.582cm" svg:y1="7.442cm" svg:x2="18.602cm" svg:y2="8.574cm" draw:start-shape="id88" draw:start-glue-point="2" draw:end-shape="id79" draw:end-glue-point="0" svg:d="M18582 7442v565h20v567" svg:viewBox="0 0 21 1133">
          <text:p/>
        </draw:connector>
        <draw:connector draw:style-name="gr225" draw:text-style-name="P9" draw:layer="layout" draw:line-skew="-0.264cm" svg:x1="11.202cm" svg:y1="5.969cm" svg:x2="18.582cm" svg:y2="5.969cm" draw:start-shape="id86" draw:start-glue-point="0" draw:end-shape="id88" draw:end-glue-point="0" svg:d="M11202 5969v-778h7380v778" svg:viewBox="0 0 7381 779">
          <text:p/>
        </draw:connector>
        <draw:connector draw:style-name="gr148" draw:text-style-name="P10" draw:layer="layout" svg:x1="11.202cm" svg:y1="10.043cm" svg:x2="11.202cm" svg:y2="11.204cm" draw:start-shape="id87" draw:start-glue-point="2" draw:end-shape="id89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89" draw:start-glue-point="3" draw:end-shape="id84" draw:end-glue-point="1" svg:d="M9577 11971h-1449" svg:viewBox="0 0 1450 1">
          <text:p/>
        </draw:connector>
        <draw:connector draw:style-name="gr149" draw:text-style-name="P9" draw:layer="layout" draw:type="line" svg:x1="20.228cm" svg:y1="11.971cm" svg:x2="21.676cm" svg:y2="11.971cm" draw:start-shape="id80" draw:start-glue-point="1" draw:end-shape="id82" draw:end-glue-point="3" svg:d="M20228 11971h1448" svg:viewBox="0 0 1449 1">
          <text:p/>
        </draw:connector>
        <draw:custom-shape draw:style-name="gr226" draw:text-style-name="P51" draw:layer="layout" svg:width="3.351cm" svg:height="1.023cm" svg:x="14.931cm" svg:y="12.378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40" draw:layer="layout" svg:width="2.487cm" svg:height="0.642cm" svg:x="18.594cm" svg:y="10.208cm">
          <text:list text:style-name="L1">
            <text:list-header>
              <text:p text:style-name="P3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51" draw:layer="layout" svg:width="1.408cm" svg:height="0.642cm" svg:x="20.179cm" svg:y="11.3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40" draw:layer="layout" svg:width="1.497cm" svg:height="0.642cm" svg:x="18.633cm" svg:y="7.65cm">
          <text:list text:style-name="L1">
            <text:list-header>
              <text:p text:style-name="P3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1" draw:layer="layout" svg:width="1.408cm" svg:height="0.642cm" svg:x="23.293cm" svg:y="13.61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1" draw:layer="layout" svg:width="2.907cm" svg:height="0.642cm" svg:x="21.928cm" svg:y="16.944cm">
          <text:list text:style-name="L1">
            <text:list-header>
              <text:p text:style-name="P49"><text:span text:style-name="T15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4" draw:text-style-name="P9" draw:layer="layout" draw:line-skew="0.195cm" svg:x1="7.318cm" svg:y1="12.733cm" svg:x2="18.602cm" svg:y2="12.739cm" draw:start-shape="id84" draw:start-glue-point="5" draw:end-shape="id80" draw:end-glue-point="2" svg:d="M7318 12733v713h11284v-707" svg:viewBox="0 0 11285 714">
          <text:p/>
        </draw:connector>
        <draw:custom-shape draw:style-name="gr239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0" draw:text-style-name="P24" draw:layer="layout" svg:x1="6.502cm" svg:y1="11.204cm" svg:x2="6.502cm" svg:y2="7.445cm" draw:start-shape="id84" draw:start-glue-point="0" draw:end-shape="id90" draw:end-glue-point="2" svg:d="M6502 11204v-3759" svg:viewBox="0 0 1 3760">
          <text:p/>
        </draw:connector>
        <draw:connector draw:style-name="gr241" draw:text-style-name="P24" draw:layer="layout" svg:x1="8.128cm" svg:y1="6.708cm" svg:x2="9.577cm" svg:y2="6.705cm" draw:start-shape="id90" draw:start-glue-point="1" draw:end-shape="id86" draw:end-glue-point="3" svg:d="M8128 6708h724v-3h725" svg:viewBox="0 0 1450 4">
          <text:p/>
        </draw:connector>
        <draw:custom-shape draw:style-name="gr242" draw:text-style-name="P57" xml:id="id91" draw:id="id91" draw:layer="layout" svg:width="1.923cm" svg:height="1.872cm" svg:x="2.104cm" svg:y="11.03cm">
          <text:list text:style-name="L1">
            <text:list-header>
              <text:p text:style-name="P36"><text:span text:style-name="T18">Data</text:span></text:p>
              <text:p text:style-name="P36"><text:span text:style-name="T1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9" draw:text-style-name="P9" draw:layer="layout" draw:type="line" svg:x1="4.027cm" svg:y1="11.966cm" svg:x2="4.871cm" svg:y2="11.971cm" draw:start-shape="id91" draw:start-glue-point="8" svg:d="M4027 11966l844 5" svg:viewBox="0 0 845 6">
          <text:p/>
        </draw:connector>
        <draw:connector draw:style-name="gr168" draw:text-style-name="P24" draw:layer="layout" svg:x1="21.676cm" svg:y1="6.708cm" svg:x2="20.208cm" svg:y2="6.705cm" draw:start-shape="id92" draw:start-glue-point="3" draw:end-shape="id88" draw:end-glue-point="1" svg:d="M21676 6708h-734v-3h-734" svg:viewBox="0 0 1469 4">
          <text:p/>
        </draw:connector>
        <draw:connector draw:style-name="gr169" draw:text-style-name="P24" draw:layer="layout" svg:x1="23.301cm" svg:y1="11.204cm" svg:x2="23.301cm" svg:y2="7.445cm" draw:start-shape="id82" draw:start-glue-point="0" draw:end-shape="id92" draw:end-glue-point="2" svg:d="M23301 11204v-3759" svg:viewBox="0 0 1 3760">
          <text:p/>
        </draw:connector>
        <draw:custom-shape draw:style-name="gr243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82" draw:start-glue-point="5" draw:end-shape="id89" draw:end-glue-point="2" svg:d="M22512 12739v1850h-11310v-1850" svg:viewBox="0 0 11311 1851">
          <text:p/>
        </draw:connector>
        <draw:custom-shape draw:style-name="gr244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7" draw:text-style-name="P37" xml:id="id100" draw:id="id100" draw:layer="layout" svg:width="3.251cm" svg:height="1.473cm" svg:x="9.577cm" svg:y="5.969cm">
          <text:list text:style-name="L1">
            <text:list-header>
              <text:p text:style-name="P35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37" xml:id="id101" draw:id="id10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5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4" xml:id="id102" draw:id="id102" draw:layer="layout" svg:width="3.251cm" svg:height="1.473cm" svg:x="16.956cm" svg:y="5.969cm">
          <text:list text:style-name="L1">
            <text:list-header>
              <text:p text:style-name="P36"><text:span text:style-name="T10">MTA</text:span></text:p>
            </text:list-header>
            <text:list-item>
              <text:p text:style-name="P36"><text:span text:style-name="T11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50" draw:text-style-name="P51" draw:layer="layout" svg:width="4.007cm" svg:height="1.023cm" svg:x="14.917cm" svg:y="4.154cm">
          <text:list text:style-name="L1">
            <text:list-header>
              <text:p text:style-name="P49"><text:span text:style-name="T15">SMTP push</text:span></text:p>
            </text:list-header>
            <text:list-item>
              <text:p text:style-name="P49"><text:span text:style-name="T15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54" xml:id="id93" draw:id="id9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6"><text:span text:style-name="T10">Email/MBX</text:span></text:p>
            </text:list-header>
            <text:list-item>
              <text:p text:style-name="P36"><text:span text:style-name="T11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104" draw:id="id104" draw:layer="layout" svg:width="3.251cm" svg:height="1.473cm" svg:x="4.877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106" draw:id="id106" draw:layer="layout" svg:width="3.251cm" svg:height="1.473cm" svg:x="21.676cm" svg:y="5.972cm">
          <text:list text:style-name="L1">
            <text:list-header>
              <text:p text:style-name="P36"><text:span text:style-name="T10">UMA/AS</text:span></text:p>
            </text:list-header>
            <text:list-item>
              <text:p text:style-name="P36"><text:span text:style-name="T11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43" xml:id="id98" draw:id="id9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12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37" xml:id="id97" draw:id="id97" draw:layer="layout" svg:width="3.251cm" svg:height="1.535cm" svg:x="4.877cm" svg:y="15.004cm">
          <text:list text:style-name="L1">
            <text:list-header>
              <text:p text:style-name="P35"><text:span text:style-name="T10">Email App</text:span></text:p>
            </text:list-header>
            <text:list-item>
              <text:p text:style-name="P35"><text:span text:style-name="T11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44" xml:id="id103" draw:id="id10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6"><text:span text:style-name="T10">UMA/MRA</text:span></text:p>
            </text:list-header>
            <text:list-item>
              <text:p text:style-name="P36"><text:span text:style-name="T11">Mail Retrieval Agent</text:span></text:p>
            </text:list-item>
            <text:list-item>
              <text:p text:style-name="P36"><text:span text:style-name="T13">(</text:span><text:span text:style-name="T11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type="line" svg:x1="18.602cm" svg:y1="10.047cm" svg:x2="18.602cm" svg:y2="11.204cm" draw:start-shape="id93" draw:start-glue-point="2" draw:end-shape="id94" draw:end-glue-point="0" svg:d="M18602 10047v1157" svg:viewBox="0 0 1 1158">
          <text:p/>
        </draw:connector>
        <draw:custom-shape draw:style-name="gr257" draw:text-style-name="P43" xml:id="id96" draw:id="id9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2"><text:span text:style-name="T5">UMA/MBX</text:span></text:p>
            </text:list-header>
            <text:list-item>
              <text:p text:style-name="P32"><text:span text:style-name="T6">UMA Mailbox</text:span></text:p>
            </text:list-item>
            <text:list-item>
              <text:p text:style-name="P32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5" xml:id="id94" draw:id="id9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3"><text:span text:style-name="T5">UMA/MRA</text:span></text:p>
            </text:list-header>
            <text:list-item>
              <text:p text:style-name="P33"><text:span text:style-name="T6">Mail Retrieval Agent</text:span></text:p>
            </text:list-item>
            <text:list-item>
              <text:p text:style-name="P33"><text:span text:style-name="T12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34" xml:id="id99" draw:id="id99" draw:layer="layout" svg:width="3.251cm" svg:height="1.535cm" svg:x="21.676cm" svg:y="15.004cm">
          <text:list text:style-name="L1">
            <text:list-header>
              <text:p text:style-name="P32"><text:span text:style-name="T5">Email App</text:span></text:p>
            </text:list-header>
            <text:list-item>
              <text:p text:style-name="P32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6" xml:id="id95" draw:id="id95" draw:layer="layout" svg:width="1.932cm" svg:height="1.889cm" svg:x="25.775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95" draw:start-glue-point="8" draw:end-shape="id96" draw:end-glue-point="1" svg:d="M25775 11974l-848-3" svg:viewBox="0 0 849 4">
          <text:p/>
        </draw:connector>
        <draw:connector draw:style-name="gr225" draw:text-style-name="P9" draw:layer="layout" draw:type="line" svg:x1="6.502cm" svg:y1="15.004cm" svg:x2="6.502cm" svg:y2="12.739cm" draw:start-shape="id97" draw:start-glue-point="0" draw:end-shape="id98" draw:end-glue-point="2" svg:d="M6502 15004v-2265" svg:viewBox="0 0 1 2266">
          <text:p/>
        </draw:connector>
        <draw:connector draw:style-name="gr147" draw:text-style-name="P9" draw:layer="layout" draw:type="line" svg:x1="23.301cm" svg:y1="15.004cm" svg:x2="23.301cm" svg:y2="12.739cm" draw:start-shape="id99" draw:start-glue-point="0" draw:end-shape="id96" draw:end-glue-point="2" svg:d="M23301 15004v-2265" svg:viewBox="0 0 1 2266">
          <text:p/>
        </draw:connector>
        <draw:connector draw:style-name="gr148" draw:text-style-name="P10" draw:layer="layout" svg:x1="11.202cm" svg:y1="7.442cm" svg:x2="11.202cm" svg:y2="8.57cm" draw:start-shape="id100" draw:start-glue-point="2" draw:end-shape="id101" draw:end-glue-point="0" svg:d="M11202 7442v1128" svg:viewBox="0 0 1 1129">
          <text:p/>
        </draw:connector>
        <draw:connector draw:style-name="gr149" draw:text-style-name="P9" draw:layer="layout" svg:x1="18.582cm" svg:y1="7.442cm" svg:x2="18.602cm" svg:y2="8.574cm" draw:start-shape="id102" draw:start-glue-point="2" draw:end-shape="id93" draw:end-glue-point="0" svg:d="M18582 7442v565h20v567" svg:viewBox="0 0 21 1133">
          <text:p/>
        </draw:connector>
        <draw:connector draw:style-name="gr225" draw:text-style-name="P9" draw:layer="layout" draw:line-skew="-0.264cm" svg:x1="11.202cm" svg:y1="5.969cm" svg:x2="18.582cm" svg:y2="5.969cm" draw:start-shape="id100" draw:start-glue-point="0" draw:end-shape="id102" draw:end-glue-point="0" svg:d="M11202 5969v-778h7380v778" svg:viewBox="0 0 7381 779">
          <text:p/>
        </draw:connector>
        <draw:connector draw:style-name="gr148" draw:text-style-name="P10" draw:layer="layout" svg:x1="11.202cm" svg:y1="10.043cm" svg:x2="11.202cm" svg:y2="11.204cm" draw:start-shape="id101" draw:start-glue-point="2" draw:end-shape="id103" draw:end-glue-point="0" svg:d="M11202 10043v1161" svg:viewBox="0 0 1 1162">
          <text:p/>
        </draw:connector>
        <draw:connector draw:style-name="gr149" draw:text-style-name="P9" draw:layer="layout" draw:type="line" svg:x1="9.577cm" svg:y1="11.971cm" svg:x2="8.128cm" svg:y2="11.971cm" draw:start-shape="id103" draw:start-glue-point="3" draw:end-shape="id98" draw:end-glue-point="1" svg:d="M9577 11971h-1449" svg:viewBox="0 0 1450 1">
          <text:p/>
        </draw:connector>
        <draw:connector draw:style-name="gr142" draw:text-style-name="P9" draw:layer="layout" draw:type="line" svg:x1="20.228cm" svg:y1="11.971cm" svg:x2="21.676cm" svg:y2="11.971cm" draw:start-shape="id94" draw:start-glue-point="1" draw:end-shape="id96" draw:end-glue-point="3" svg:d="M20228 11971h1448" svg:viewBox="0 0 1449 1">
          <text:p/>
        </draw:connector>
        <draw:custom-shape draw:style-name="gr261" draw:text-style-name="P48" draw:layer="layout" svg:width="3.351cm" svg:height="1.023cm" svg:x="14.93cm" svg:y="12.378cm">
          <text:list text:style-name="L1">
            <text:list-header>
              <text:p text:style-name="P47"><text:span text:style-name="T2">REST pull</text:span></text:p>
            </text:list-header>
            <text:list-item>
              <text:p text:style-name="P47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1" draw:layer="layout" svg:width="1.497cm" svg:height="0.642cm" svg:x="8.099cm" svg:y="6.087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0" draw:layer="layout" svg:width="2.487cm" svg:height="0.642cm" svg:x="11.191cm" svg:y="10.196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1" draw:layer="layout" svg:width="2.487cm" svg:height="0.642cm" svg:x="18.594cm" svg:y="10.208cm">
          <text:list text:style-name="L1">
            <text:list-header>
              <text:p text:style-name="P49"><text:span text:style-name="T15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0" draw:layer="layout" svg:width="1.408cm" svg:height="0.642cm" svg:x="8.165cm" svg:y="11.29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0" draw:layer="layout" svg:width="1.408cm" svg:height="0.642cm" svg:x="20.179cm" svg:y="11.302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51" draw:layer="layout" svg:width="1.497cm" svg:height="0.642cm" svg:x="18.633cm" svg:y="7.6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1" draw:layer="layout" svg:width="1.408cm" svg:height="0.642cm" svg:x="6.479cm" svg:y="13.602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40" draw:layer="layout" svg:width="1.408cm" svg:height="0.642cm" svg:x="23.293cm" svg:y="13.614cm">
          <text:list text:style-name="L1">
            <text:list-header>
              <text:p text:style-name="P3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51" draw:layer="layout" svg:width="3.093cm" svg:height="0.642cm" svg:x="4.932cm" svg:y="16.935cm">
          <text:list text:style-name="L1">
            <text:list-header>
              <text:p text:style-name="P49"><text:span text:style-name="T15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0" draw:layer="layout" svg:width="2.907cm" svg:height="0.642cm" svg:x="21.928cm" svg:y="16.944cm">
          <text:list text:style-name="L1">
            <text:list-header>
              <text:p text:style-name="P3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0" draw:layer="layout" svg:width="1.937cm" svg:height="0.642cm" svg:x="5.505cm" svg:y="3.169cm">
          <text:list text:style-name="L1">
            <text:list-header>
              <text:p text:style-name="P3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0" draw:layer="layout" svg:width="1.912cm" svg:height="0.642cm" svg:x="22.312cm" svg:y="3.21cm">
          <text:list text:style-name="L1">
            <text:list-header>
              <text:p text:style-name="P3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3" draw:text-style-name="P9" draw:layer="layout" draw:line-skew="0.195cm" svg:x1="7.318cm" svg:y1="12.733cm" svg:x2="18.602cm" svg:y2="12.739cm" draw:start-shape="id98" draw:start-glue-point="5" draw:end-shape="id94" draw:end-glue-point="2" svg:d="M7318 12733v713h11284v-707" svg:viewBox="0 0 11285 714">
          <text:p/>
        </draw:connector>
        <draw:custom-shape draw:style-name="gr274" draw:text-style-name="P51" draw:layer="layout" svg:width="1.497cm" svg:height="0.642cm" svg:x="11.17cm" svg:y="7.645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0" draw:text-style-name="P24" draw:layer="layout" svg:x1="6.502cm" svg:y1="11.204cm" svg:x2="6.502cm" svg:y2="7.445cm" draw:start-shape="id98" draw:start-glue-point="0" draw:end-shape="id104" draw:end-glue-point="2" svg:d="M6502 11204v-3759" svg:viewBox="0 0 1 3760">
          <text:p/>
        </draw:connector>
        <draw:connector draw:style-name="gr241" draw:text-style-name="P24" draw:layer="layout" svg:x1="8.128cm" svg:y1="6.708cm" svg:x2="9.577cm" svg:y2="6.705cm" draw:start-shape="id104" draw:start-glue-point="1" draw:end-shape="id100" draw:end-glue-point="3" svg:d="M8128 6708h724v-3h725" svg:viewBox="0 0 1450 4">
          <text:p/>
        </draw:connector>
        <draw:custom-shape draw:style-name="gr275" draw:text-style-name="P46" xml:id="id105" draw:id="id105" draw:layer="layout" svg:width="1.923cm" svg:height="1.872cm" svg:x="2.104cm" svg:y="11.03cm">
          <text:list text:style-name="L1">
            <text:list-header>
              <text:p text:style-name="P33"><text:span text:style-name="T3">Data</text:span></text:p>
              <text:p text:style-name="P33"><text:span text:style-name="T14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5" draw:start-glue-point="8" svg:d="M4027 11966l844 5" svg:viewBox="0 0 845 6">
          <text:p/>
        </draw:connector>
        <draw:connector draw:style-name="gr168" draw:text-style-name="P24" draw:layer="layout" svg:x1="21.676cm" svg:y1="6.708cm" svg:x2="20.208cm" svg:y2="6.705cm" draw:start-shape="id106" draw:start-glue-point="3" draw:end-shape="id102" draw:end-glue-point="1" svg:d="M21676 6708h-734v-3h-734" svg:viewBox="0 0 1469 4">
          <text:p/>
        </draw:connector>
        <draw:connector draw:style-name="gr169" draw:text-style-name="P24" draw:layer="layout" svg:x1="23.301cm" svg:y1="11.204cm" svg:x2="23.301cm" svg:y2="7.445cm" draw:start-shape="id96" draw:start-glue-point="0" draw:end-shape="id106" draw:end-glue-point="2" svg:d="M23301 11204v-3759" svg:viewBox="0 0 1 3760">
          <text:p/>
        </draw:connector>
        <draw:custom-shape draw:style-name="gr276" draw:text-style-name="P51" draw:layer="layout" svg:width="1.497cm" svg:height="0.642cm" svg:x="20.237cm" svg:y="6.062cm">
          <text:list text:style-name="L1">
            <text:list-header>
              <text:p text:style-name="P49"><text:span text:style-name="T15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1" draw:text-style-name="P24" draw:layer="layout" draw:line-skew="1.338cm" svg:x1="22.512cm" svg:y1="12.739cm" svg:x2="11.202cm" svg:y2="12.739cm" draw:start-shape="id96" draw:start-glue-point="5" draw:end-shape="id103" draw:end-glue-point="2" svg:d="M22512 12739v1850h-11310v-1850" svg:viewBox="0 0 11311 1851">
          <text:p/>
        </draw:connector>
        <draw:custom-shape draw:style-name="gr277" draw:text-style-name="P51" draw:layer="layout" svg:width="3.351cm" svg:height="1.023cm" svg:x="14.945cm" svg:y="13.603cm">
          <text:list text:style-name="L1">
            <text:list-header>
              <text:p text:style-name="P49"><text:span text:style-name="T15">REST pull</text:span></text:p>
            </text:list-header>
            <text:list-item>
              <text:p text:style-name="P49"><text:span text:style-name="T15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51" draw:layer="layout" svg:width="1.408cm" svg:height="0.642cm" svg:x="6.475cm" svg:y="8.974cm">
          <text:list text:style-name="L1">
            <text:list-header>
              <text:p text:style-name="P4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9" draw:text-style-name="P40" draw:layer="layout" svg:width="1.408cm" svg:height="0.642cm" svg:x="23.289cm" svg:y="8.96cm">
          <text:list text:style-name="L1">
            <text:list-header>
              <text:p text:style-name="P39"><text:span text:style-name="T15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6T09:03:05.146691875</dc:date>
    <dc:creator>Igor Zboran</dc:creator>
    <meta:editing-duration>P5DT6H17M14S</meta:editing-duration>
    <meta:editing-cycles>387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5"/>
  </office:meta>
</office:document-meta>
</file>